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d423" officeooo:paragraph-rsid="0006d423"/>
    </style:style>
    <style:style style:name="P2" style:family="paragraph" style:parent-style-name="Standard">
      <style:text-properties officeooo:rsid="0006d423" officeooo:paragraph-rsid="000e423f"/>
    </style:style>
    <style:style style:name="P3" style:family="paragraph" style:parent-style-name="Standard">
      <style:text-properties officeooo:rsid="0006d423" officeooo:paragraph-rsid="000f2e73"/>
    </style:style>
    <style:style style:name="P4" style:family="paragraph" style:parent-style-name="Standard">
      <style:text-properties officeooo:rsid="0006d423" officeooo:paragraph-rsid="0012e10d"/>
    </style:style>
    <style:style style:name="P5" style:family="paragraph" style:parent-style-name="Standard">
      <style:text-properties officeooo:rsid="000873d4" officeooo:paragraph-rsid="000873d4"/>
    </style:style>
    <style:style style:name="P6" style:family="paragraph" style:parent-style-name="Standard">
      <style:text-properties officeooo:rsid="00099646" officeooo:paragraph-rsid="00099646"/>
    </style:style>
    <style:style style:name="P7" style:family="paragraph" style:parent-style-name="Standard">
      <style:text-properties officeooo:rsid="00099646" officeooo:paragraph-rsid="000f2e73"/>
    </style:style>
    <style:style style:name="P8" style:family="paragraph" style:parent-style-name="Standard">
      <style:text-properties officeooo:rsid="000a1dd8" officeooo:paragraph-rsid="000a1dd8"/>
    </style:style>
    <style:style style:name="P9" style:family="paragraph" style:parent-style-name="Standard">
      <style:text-properties officeooo:rsid="000a1dd8" officeooo:paragraph-rsid="000e423f"/>
    </style:style>
    <style:style style:name="P10" style:family="paragraph" style:parent-style-name="Standard">
      <style:text-properties officeooo:rsid="000fe4ee" officeooo:paragraph-rsid="000fe4ee"/>
    </style:style>
    <style:style style:name="P11" style:family="paragraph" style:parent-style-name="Standard">
      <style:text-properties officeooo:rsid="0012e10d" officeooo:paragraph-rsid="0012e10d"/>
    </style:style>
    <style:style style:name="P12" style:family="paragraph" style:parent-style-name="Standard">
      <style:text-properties officeooo:rsid="00150006" officeooo:paragraph-rsid="00150006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d423" officeooo:paragraph-rsid="001252a3" style:text-blinking="false" fo:background-color="transparent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15d53f" style:text-blinking="false" fo:background-color="transparent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18aab3" style:text-blinking="false" fo:background-color="transparent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2e1115" style:text-blinking="false" fo:background-color="transparent"/>
    </style:style>
    <style:style style:name="P17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318cd6" style:text-blinking="false" fo:background-color="transparent"/>
    </style:style>
    <style:style style:name="P1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2e10d" style:text-blinking="false" fo:background-color="transparent"/>
    </style:style>
    <style:style style:name="P2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d423" officeooo:paragraph-rsid="0012e10d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e10d" officeooo:paragraph-rsid="0012e10d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aab3" officeooo:paragraph-rsid="0018aab3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aab3" officeooo:paragraph-rsid="00190e12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0e12" officeooo:paragraph-rsid="00190e12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0e12" officeooo:paragraph-rsid="002757aa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16a" officeooo:paragraph-rsid="001ac16a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c9cd" officeooo:paragraph-rsid="001bc9cd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c9cd" officeooo:paragraph-rsid="001c7697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5166" officeooo:paragraph-rsid="001d5166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1de2ba" style:text-blinking="false" fo:background-color="transparent"/>
    </style:style>
    <style:style style:name="P3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1e2a7a" style:text-blinking="false" fo:background-color="transparent"/>
    </style:style>
    <style:style style:name="P3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2414f2" style:text-blinking="false" fo:background-color="transparent"/>
    </style:style>
    <style:style style:name="P3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2e1115" style:text-blinking="false" fo:background-color="transparent"/>
    </style:style>
    <style:style style:name="P3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318cd6" style:text-blinking="false" fo:background-color="transparent"/>
    </style:style>
    <style:style style:name="P3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34c94c" style:text-blinking="false" fo:background-color="transparent"/>
    </style:style>
    <style:style style:name="P3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0e1d" officeooo:paragraph-rsid="00200e1d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2853b4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2e1115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318cd6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34037f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34c94c" style:text-blinking="false" fo:background-color="transparent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350279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35992c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2e1115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318cd6" style:text-blinking="false" fo:background-color="transparent"/>
    </style:style>
    <style:style style:name="P46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2414f2" style:text-blinking="false" fo:background-color="transparent"/>
    </style:style>
    <style:style style:name="P47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037f" officeooo:paragraph-rsid="0034037f" style:text-blinking="false" fo:background-color="#00ff66"/>
    </style:style>
    <style:style style:name="P48" style:family="paragraph" style:parent-style-name="Standard">
      <style:paragraph-properties fo:margin-top="0cm" fo:margin-bottom="0cm" loext:contextual-spacing="false" fo:line-height="138%" style:writing-mode="lr-tb"/>
      <style:text-properties officeooo:paragraph-rsid="0034037f"/>
    </style:style>
    <style:style style:name="P49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318cd6" style:text-blinking="false" fo:background-color="#00ff66"/>
    </style:style>
    <style:style style:name="P50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4756e7" style:text-blinking="false" fo:background-color="#00ff66"/>
    </style:style>
    <style:style style:name="P51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037f" officeooo:paragraph-rsid="00526d67" style:text-blinking="false" fo:background-color="#00ff66"/>
    </style:style>
    <style:style style:name="P52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0e1d" officeooo:paragraph-rsid="00318cd6" style:text-blinking="false" fo:background-color="transparent"/>
    </style:style>
    <style:style style:name="P53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0e1d" officeooo:paragraph-rsid="002e1115" style:text-blinking="false" fo:background-color="transparent"/>
    </style:style>
    <style:style style:name="P54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0e1d" officeooo:paragraph-rsid="004756e7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c16a" officeooo:paragraph-rsid="002757aa" style:text-blinking="false" fo:background-color="transparent"/>
    </style:style>
    <style:style style:name="P5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2414f2" style:text-blinking="false" fo:background-color="transparent"/>
    </style:style>
    <style:style style:name="P5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1de2ba" style:text-blinking="false" fo:background-color="transparent"/>
    </style:style>
    <style:style style:name="P5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4756e7" style:text-blinking="false" fo:background-color="transparent"/>
    </style:style>
    <style:style style:name="P6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526d67" style:text-blinking="false" fo:background-color="transparent"/>
    </style:style>
    <style:style style:name="P6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e2ba" officeooo:paragraph-rsid="004756e7" style:text-blinking="false" fo:background-color="transparent"/>
    </style:style>
    <style:style style:name="P6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22076" officeooo:paragraph-rsid="00422076" style:text-blinking="false" fo:background-color="transparent"/>
    </style:style>
    <style:style style:name="P6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0e1d" officeooo:paragraph-rsid="00200e1d" style:text-blinking="false" fo:background-color="transparen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4756e7" style:text-blinking="false" fo:background-color="transparent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2e1115" style:text-blinking="false" fo:background-color="transparent"/>
    </style:style>
    <style:style style:name="P6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4821c5" style:text-blinking="false" fo:background-color="transparent"/>
    </style:style>
    <style:style style:name="P6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4f3a9f" style:text-blinking="false" fo:background-color="transparent"/>
    </style:style>
    <style:style style:name="P6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526d67" style:text-blinking="false" fo:background-color="transparent"/>
    </style:style>
    <style:style style:name="P6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53b4" officeooo:paragraph-rsid="00540ad7" style:text-blinking="false" fo:background-color="transparent"/>
    </style:style>
    <style:style style:name="P7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4756e7" style:text-blinking="false" fo:background-color="transparent"/>
    </style:style>
    <style:style style:name="P7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0480" officeooo:paragraph-rsid="00340480" style:text-blinking="false" fo:background-color="transparent"/>
    </style:style>
    <style:style style:name="P7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0480" officeooo:paragraph-rsid="00526d67" style:text-blinking="false" fo:background-color="transparent"/>
    </style:style>
    <style:style style:name="P7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0480" officeooo:paragraph-rsid="00540ad7" style:text-blinking="false" fo:background-color="transparent"/>
    </style:style>
    <style:style style:name="P74" style:family="paragraph" style:parent-style-name="Text_20_body">
      <style:paragraph-properties fo:margin-top="0cm" fo:margin-bottom="0cm" loext:contextual-spacing="false" fo:line-height="138%" style:border-line-width-bottom="0.088cm 0.026cm 0.026cm" fo:padding="0.074cm" fo:border-left="none" fo:border-right="none" fo:border-top="none" fo:border-bottom="4pt double #000000" style:writing-mode="lr-tb" style:join-border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0480" officeooo:paragraph-rsid="00340480" style:text-blinking="false" fo:background-color="transparent"/>
    </style:style>
    <style:style style:name="P75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4756e7" style:text-blinking="false" fo:background-color="transparent"/>
    </style:style>
    <style:style style:name="P76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4baaae" style:text-blinking="false" fo:background-color="transparent"/>
    </style:style>
    <style:style style:name="P77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d53f" officeooo:paragraph-rsid="005125f5" style:text-blinking="false" fo:background-color="transparent"/>
    </style:style>
    <style:style style:name="T1" style:family="text">
      <style:text-properties officeooo:rsid="000873d4"/>
    </style:style>
    <style:style style:name="T2" style:family="text">
      <style:text-properties officeooo:rsid="00099646"/>
    </style:style>
    <style:style style:name="T3" style:family="text">
      <style:text-properties officeooo:rsid="000e423f"/>
    </style:style>
    <style:style style:name="T4" style:family="text">
      <style:text-properties officeooo:rsid="000f2e73"/>
    </style:style>
    <style:style style:name="T5" style:family="text">
      <style:text-properties officeooo:rsid="0012e10d"/>
    </style:style>
    <style:style style:name="T6" style:family="text">
      <style:text-properties officeooo:rsid="0014df4f"/>
    </style:style>
    <style:style style:name="T7" style:family="text">
      <style:text-properties officeooo:rsid="00154382"/>
    </style:style>
    <style:style style:name="T8" style:family="text">
      <style:text-properties officeooo:rsid="0015d53f"/>
    </style:style>
    <style:style style:name="T9" style:family="text">
      <style:text-properties officeooo:rsid="0016e892"/>
    </style:style>
    <style:style style:name="T10" style:family="text">
      <style:text-properties officeooo:rsid="0015d53f" fo:background-color="#ffff00" loext:char-shading-value="0"/>
    </style:style>
    <style:style style:name="T11" style:family="text">
      <style:text-properties officeooo:rsid="002853b4" fo:background-color="#ffff00" loext:char-shading-value="0"/>
    </style:style>
    <style:style style:name="T12" style:family="text">
      <style:text-properties officeooo:rsid="00350279" fo:background-color="#ffff00" loext:char-shading-value="0"/>
    </style:style>
    <style:style style:name="T13" style:family="text">
      <style:text-properties officeooo:rsid="0035992c" fo:background-color="#ffff00" loext:char-shading-value="0"/>
    </style:style>
    <style:style style:name="T14" style:family="text">
      <style:text-properties officeooo:rsid="00266472" fo:background-color="#ffff00" loext:char-shading-value="0"/>
    </style:style>
    <style:style style:name="T15" style:family="text">
      <style:text-properties officeooo:rsid="00340480" fo:background-color="#ffff00" loext:char-shading-value="0"/>
    </style:style>
    <style:style style:name="T16" style:family="text">
      <style:text-properties officeooo:rsid="0018aab3"/>
    </style:style>
    <style:style style:name="T17" style:family="text">
      <style:text-properties officeooo:rsid="00190e12"/>
    </style:style>
    <style:style style:name="T18" style:family="text">
      <style:text-properties officeooo:rsid="001ac16a"/>
    </style:style>
    <style:style style:name="T19" style:family="text">
      <style:text-properties officeooo:rsid="001bc9cd"/>
    </style:style>
    <style:style style:name="T20" style:family="text">
      <style:text-properties officeooo:rsid="001c7697"/>
    </style:style>
    <style:style style:name="T21" style:family="text">
      <style:text-properties officeooo:rsid="001dc3d8"/>
    </style:style>
    <style:style style:name="T22" style:family="text">
      <style:text-properties officeooo:rsid="001e2a7a"/>
    </style:style>
    <style:style style:name="T23" style:family="text">
      <style:text-properties officeooo:rsid="001e2a7a" fo:background-color="#ffffff"/>
    </style:style>
    <style:style style:name="T24" style:family="text">
      <style:text-properties officeooo:rsid="0022530e"/>
    </style:style>
    <style:style style:name="T25" style:family="text">
      <style:text-properties officeooo:rsid="002414f2"/>
    </style:style>
    <style:style style:name="T26" style:family="text">
      <style:text-properties officeooo:rsid="00266472"/>
    </style:style>
    <style:style style:name="T27" style:family="text">
      <style:text-properties officeooo:rsid="002757aa"/>
    </style:style>
    <style:style style:name="T28" style:family="text">
      <style:text-properties officeooo:rsid="002853b4"/>
    </style:style>
    <style:style style:name="T29" style:family="text">
      <style:text-properties officeooo:rsid="002a8992"/>
    </style:style>
    <style:style style:name="T30" style:family="text">
      <style:text-properties officeooo:rsid="002a8992" fo:background-color="#ffffff" loext:char-shading-value="0"/>
    </style:style>
    <style:style style:name="T31" style:family="text">
      <style:text-properties officeooo:rsid="002c82b8" fo:background-color="#ffffff" loext:char-shading-value="0"/>
    </style:style>
    <style:style style:name="T32" style:family="text">
      <style:text-properties officeooo:rsid="002d39c5" fo:background-color="#ffffff" loext:char-shading-value="0"/>
    </style:style>
    <style:style style:name="T33" style:family="text">
      <style:text-properties officeooo:rsid="0046c4fc" fo:background-color="#ffffff" loext:char-shading-value="0"/>
    </style:style>
    <style:style style:name="T34" style:family="text">
      <style:text-properties officeooo:rsid="004baaae" fo:background-color="#ffffff" loext:char-shading-value="0"/>
    </style:style>
    <style:style style:name="T35" style:family="text">
      <style:text-properties officeooo:rsid="002c82b8"/>
    </style:style>
    <style:style style:name="T36" style:family="text">
      <style:text-properties officeooo:rsid="002d39c5"/>
    </style:style>
    <style:style style:name="T37" style:family="text">
      <style:text-properties fo:background-color="#00ff66" loext:char-shading-value="0"/>
    </style:style>
    <style:style style:name="T38" style:family="text">
      <style:text-properties officeooo:rsid="00318cd6" fo:background-color="#00ff66" loext:char-shading-value="0"/>
    </style:style>
    <style:style style:name="T39" style:family="text">
      <style:text-properties officeooo:rsid="002fbfca"/>
    </style:style>
    <style:style style:name="T40" style:family="text">
      <style:text-properties officeooo:rsid="00305caa"/>
    </style:style>
    <style:style style:name="T41" style:family="text">
      <style:text-properties officeooo:rsid="00340480"/>
    </style:style>
    <style:style style:name="T42" style:family="text">
      <style:text-properties officeooo:rsid="0034c94c"/>
    </style:style>
    <style:style style:name="T43" style:family="text">
      <style:text-properties officeooo:rsid="00350279"/>
    </style:style>
    <style:style style:name="T44" style:family="text">
      <style:text-properties officeooo:rsid="0035992c"/>
    </style:style>
    <style:style style:name="T45" style:family="text">
      <style:text-properties officeooo:rsid="00378a96"/>
    </style:style>
    <style:style style:name="T46" style:family="text">
      <style:text-properties officeooo:rsid="003f5db4"/>
    </style:style>
    <style:style style:name="T47" style:family="text">
      <style:text-properties fo:background-color="#ffffff"/>
    </style:style>
    <style:style style:name="T48" style:family="text">
      <style:text-properties officeooo:rsid="001de2ba"/>
    </style:style>
    <style:style style:name="T49" style:family="text">
      <style:text-properties officeooo:rsid="004756e7"/>
    </style:style>
    <style:style style:name="T50" style:family="text">
      <style:text-properties officeooo:rsid="004821c5"/>
    </style:style>
    <style:style style:name="T51" style:family="text">
      <style:text-properties officeooo:rsid="004f3a9f"/>
    </style:style>
    <style:style style:name="T52" style:family="text">
      <style:text-properties officeooo:rsid="00526d67"/>
    </style:style>
    <style:style style:name="T53" style:family="text">
      <style:text-properties officeooo:rsid="00540ad7"/>
    </style:style>
    <style:style style:name="T54" style:family="text">
      <style:text-properties officeooo:rsid="005604b2"/>
    </style:style>
    <style:style style:name="T55" style:family="text">
      <style:text-properties officeooo:rsid="00576d85" fo:background-color="#ffffff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tener el total de la lista de articulos de una lista del <text:s/>super (sal,azucar, cereal, arroz, helado)</text:p>
      <text:p text:style-name="P1">inicio</text:p>
      <text:p text:style-name="P3"><text:tab/>leer <text:s/>sal,</text:p>
      <text:p text:style-name="P3"><text:tab/><text:span text:style-name="T4">leer </text:span>azucar</text:p>
      <text:p text:style-name="P3"><text:tab/><text:span text:style-name="T4">leer cereal</text:span></text:p>
      <text:p text:style-name="P3"><text:tab/><text:span text:style-name="T4">leer arroz</text:span></text:p>
      <text:p text:style-name="P3"><text:tab/><text:span text:style-name="T4">leer helado</text:span></text:p>
      <text:p text:style-name="P3"><text:tab/>totalCuenta<text:span text:style-name="T2">Super</text:span>= sal + azucar <text:span text:style-name="T1">+ cereal + arroz + helado;</text:span></text:p>
      <text:p text:style-name="P5"><text:tab/>escribe totalCuenta<text:span text:style-name="T2">Super;</text:span></text:p>
      <text:p text:style-name="P1">fin</text:p>
      <text:p text:style-name="P1"/>
      <text:p text:style-name="P2">Obtener el total del dinero a final del mes (ingreso1, ingreso2, <text:span text:style-name="T3">totalCuentaSuperint</text:span>,gasto2,)</text:p>
      <text:p text:style-name="P8">inicio</text:p>
      <text:p text:style-name="P7"><text:tab/>leer ingreso1</text:p>
      <text:p text:style-name="P7"><text:tab/><text:span text:style-name="T4">leer</text:span> ingreso2</text:p>
      <text:p text:style-name="P7"><text:tab/><text:span text:style-name="T4">leer <text:s/>totalC</text:span>uentaSuper</text:p>
      <text:p text:style-name="P7"><text:tab/><text:span text:style-name="T4">leer <text:s/>chelas</text:span></text:p>
      <text:p text:style-name="P9"><text:tab/>dineroFinMes=ingreso1 +ingreso2 – <text:span text:style-name="T2">totalCuentaSuper </text:span>- <text:span text:style-name="T4">chelas</text:span></text:p>
      <text:p text:style-name="P8"><text:tab/>escribe dineroFinMes</text:p>
      <text:p text:style-name="P6">fin</text:p>
      <text:p text:style-name="P6"/>
      <text:p text:style-name="P13">4.- Juan y jose tienen dinero cada uno pero cada uno recibe una herencia de su abuelita - ¿Cuánto dinero tienen entre los 2?</text:p>
      <text:p text:style-name="P10">inicio</text:p>
      <text:p text:style-name="P10"><text:tab/>leer <text:span text:style-name="T5">dineroHerenciaPersona1</text:span></text:p>
      <text:p text:style-name="P10"><text:tab/>leer <text:span text:style-name="T5">dineroHerenicaPersona2</text:span></text:p>
      <text:p text:style-name="P10"><text:tab/><text:span text:style-name="T5">totalDineroHerenciaAbu = dineroHerenciaPersona1 + dineroHePersona2</text:span></text:p>
      <text:p text:style-name="P10"><text:tab/><text:span text:style-name="T5">escribe totalDineroHerenciaAbu</text:span></text:p>
      <text:p text:style-name="P10">fin</text:p>
      <text:p text:style-name="P20">5.- Memify es una startup que de dedica a hacer memes, hay 2 socios con el 50% de acciones cada una. ¿Cuánto dinero se queda cada quien si venden la startup y tienen que pagar el iva de su ganancia?</text:p>
      <text:p text:style-name="P21">Inicio</text:p>
      <text:p text:style-name="P21"><text:tab/>leer valorStarup</text:p>
      <text:p text:style-name="P21"><text:tab/>pagoIva = valorStarup * 0.16</text:p>
      <text:p text:style-name="P21"><text:tab/>dineroPorSocio = (valorStarup – pagoIva) / 2</text:p>
      <text:p text:style-name="P21"><text:tab/>escribe dineroPorSocio</text:p>
      <text:p text:style-name="P21">fin</text:p>
      <text:p text:style-name="P20">6.- Diego quiere comprar una compu, ¿Cuanto tiene que pagar si además del precio tiene que pagar el iva?</text:p>
      <text:p text:style-name="P21">Inicio</text:p>
      <text:p text:style-name="P21"><text:tab/>leer precioCompuDiego</text:p>
      <text:p text:style-name="P21"><text:tab/>pagoIva = precioCompuDiego * 0.16</text:p>
      <text:p text:style-name="P21"><text:tab/>totalCompuDiego =precioCompuDiego+pagoIva</text:p>
      <text:p text:style-name="P21">fin</text:p>
      <text:p text:style-name="P21"/>
      <text:p text:style-name="P19"><text:soft-page-break/>7.- Tus amigos van a un restaurante y se dividen la cuenta ¿Cuánto paga cada quien si se dividen equitativamente y además dejan el 10% de propina?</text:p>
      <text:p text:style-name="P11">Incio</text:p>
      <text:p text:style-name="P11"><text:tab/>leer <text:span text:style-name="T6">totalCuentaComida</text:span></text:p>
      <text:p text:style-name="P11"><text:tab/>leer <text:span text:style-name="T6">numeroComensales</text:span></text:p>
      <text:p text:style-name="P11"><text:tab/><text:span text:style-name="T6">precioServicio= totalCuentaComida * 0.10</text:span></text:p>
      <text:p text:style-name="P11"><text:tab/><text:span text:style-name="T6">precioPorComensal = (totalCuentaComida + precioServicio) / numeroComesales</text:span></text:p>
      <text:p text:style-name="P11">fin</text:p>
      <text:p text:style-name="P11"/>
      <text:p text:style-name="P4">/*/*/*/*/*/</text:p>
      <text:p text:style-name="P4"/>
      <text:p text:style-name="P12"><text:span text:style-name="T8">1.-</text:span>Felicidad o hambre (hambre);</text:p>
      <text:p text:style-name="P12">inicio</text:p>
      <text:p text:style-name="P12"><text:tab/>leer <text:span text:style-name="T8"><text:s/>hambre<text:tab/><text:tab/><text:tab/><text:tab/><text:tab/></text:span><text:span text:style-name="T10">(estadoPer → true = hambre; false= no hambre)</text:span></text:p>
      <text:p text:style-name="P12"><text:tab/>Si <text:span text:style-name="T24">hambre</text:span> entonces </text:p>
      <text:p text:style-name="P12"><text:tab/><text:tab/><text:span text:style-name="T7">escribe infeliz</text:span></text:p>
      <text:p text:style-name="P12"><text:tab/><text:span text:style-name="T7">sino </text:span></text:p>
      <text:p text:style-name="P12"><text:tab/><text:tab/><text:span text:style-name="T7">escribe feliz</text:span></text:p>
      <text:p text:style-name="P12"><text:tab/><text:span text:style-name="T9">fin-si</text:span></text:p>
      <text:p text:style-name="P12">fin</text:p>
      <text:p text:style-name="P14"><text:bookmark text:name="docs-internal-guid-a3b77977-7389-3f1a-ac9f-ffad1225e934"/>2.- Soy en personaje en un videojuego, y dependiendo del nivel tengo cierto título: Cuando empiezo soy “Aprendiz” si llego al nivel 10 evoluciono a “Acrobata” y si paso del nivel 20 me hago un “ninja” ¿Que soy actualmente?</text:p>
      <text:p text:style-name="P14">Inicio</text:p>
      <text:p text:style-name="P14"><text:tab/>leer nivel</text:p>
      <text:p text:style-name="P14"><text:tab/><text:span text:style-name="T16">Según sea nivel entonces</text:span></text:p>
      <text:p text:style-name="P14"><text:tab/>caso 1:</text:p>
      <text:p text:style-name="P14"><text:tab/><text:tab/>escribe “Aprendiz”</text:p>
      <text:p text:style-name="P14"><text:tab/><text:span text:style-name="T16">fin caso 1</text:span></text:p>
      <text:p text:style-name="P14"><text:tab/>caso 10:</text:p>
      <text:p text:style-name="P14"><text:tab/><text:tab/>escribe “A<text:span text:style-name="T16">crobata</text:span>”</text:p>
      <text:p text:style-name="P15"><text:tab/><text:span text:style-name="T16">fin caso 10</text:span></text:p>
      <text:p text:style-name="P14"><text:tab/>caso <text:span text:style-name="T16">20:</text:span></text:p>
      <text:p text:style-name="P14"><text:tab/><text:tab/>escribe “<text:span text:style-name="T16">Ninja</text:span>”</text:p>
      <text:p text:style-name="P15"><text:tab/><text:span text:style-name="T16">fin caso 20</text:span></text:p>
      <text:p text:style-name="P15"><text:tab/><text:span text:style-name="T16">default:</text:span></text:p>
      <text:p text:style-name="P15"><text:tab/><text:tab/><text:span text:style-name="T16">escribe “Sigue entrenado para evolucionar al siguiente nivel”</text:span></text:p>
      <text:p text:style-name="P15"><text:tab/><text:span text:style-name="T16">fin caso default</text:span></text:p>
      <text:p text:style-name="P15"><text:tab/><text:span text:style-name="T16">fin-según sea</text:span></text:p>
      <text:p text:style-name="P14"><text:soft-page-break/>final</text:p>
      <text:p text:style-name="P14">******</text:p>
      <text:p text:style-name="P28">inicio</text:p>
      <text:p text:style-name="P28"><text:tab/>leer <text:span text:style-name="T20">nivel</text:span></text:p>
      <text:p text:style-name="P28"><text:tab/>si <text:span text:style-name="T20">nivel &gt;= 0</text:span> <text:span text:style-name="T20">|| nivel &lt; 10</text:span> entonces</text:p>
      <text:p text:style-name="P28"><text:tab/><text:tab/>escribe “<text:span text:style-name="T20">Aprendiz</text:span>”;</text:p>
      <text:p text:style-name="P28"><text:tab/>si <text:span text:style-name="T20">nivel &gt;= 10</text:span> <text:span text:style-name="T20">|| nivel &lt; 20</text:span> entonces</text:p>
      <text:p text:style-name="P28"><text:tab/><text:tab/>escribe “<text:span text:style-name="T20">Acrobata</text:span>”</text:p>
      <text:p text:style-name="P28"><text:tab/>si <text:s/><text:span text:style-name="T20">nivel &gt;= 20</text:span> </text:p>
      <text:p text:style-name="P28"><text:tab/><text:tab/>escribe “<text:span text:style-name="T20">Ninja</text:span>”</text:p>
      <text:p text:style-name="P28"><text:tab/>sino </text:p>
      <text:p text:style-name="P28"><text:tab/><text:tab/>escribe “<text:span text:style-name="T20">Sigue entrenando para subir de nivel</text:span>”</text:p>
      <text:p text:style-name="P28"><text:tab/>fin-si</text:p>
      <text:p text:style-name="P28">fin</text:p>
      <text:p text:style-name="P14"/>
      <text:p text:style-name="P18">3.- Vivo con varios roomies y siempre me roban la comida, entonces le puse una contraseña al refrigerador. Tienes que hacer un programa que valide si mi nombre es el correcto y si mi contraseña también.</text:p>
      <text:p text:style-name="P22">Inicio</text:p>
      <text:p text:style-name="P23"><text:tab/><text:span text:style-name="T17">leer user</text:span></text:p>
      <text:p text:style-name="P23"><text:tab/><text:span text:style-name="T17">leer nip</text:span></text:p>
      <text:p text:style-name="P23"><text:tab/>Si <text:span text:style-name="T17">user=”Rodigo” &amp;&amp; nip=45612 entonces</text:span></text:p>
      <text:p text:style-name="P23"><text:tab/><text:tab/><text:span text:style-name="T17">escribe “Bienvenido, desbloqueado”</text:span> </text:p>
      <text:p text:style-name="P23"><text:tab/><text:span text:style-name="T17">sino </text:span></text:p>
      <text:p text:style-name="P23"><text:tab/><text:tab/><text:span text:style-name="T17">escribe “Revise su contraseña o user o usted no es el indicado”</text:span></text:p>
      <text:p text:style-name="P23"><text:tab/><text:span text:style-name="T18">fin-si</text:span></text:p>
      <text:p text:style-name="P22">fin</text:p>
      <text:p text:style-name="P18">4.- Tengo 3 examenes este semestre y mi papá me dijo que me daría un premio si tengo un promedio final de 8.5 o más, pero si repruebo me va a castigar. ¿Cual fue mi destino?</text:p>
      <text:p text:style-name="P24">Inicio</text:p>
      <text:p text:style-name="P24"><text:tab/>leer calExm1</text:p>
      <text:p text:style-name="P24"><text:tab/>leer calExm2</text:p>
      <text:p text:style-name="P24"><text:tab/>leer calExm3</text:p>
      <text:p text:style-name="P24"><text:tab/>prom= (calExm1 + calExm2 + calExm3)/3</text:p>
      <text:p text:style-name="P24"><text:tab/><text:span text:style-name="T18">Si prom&gt;= 8.5 entonces</text:span></text:p>
      <text:p text:style-name="P24"><text:tab/><text:tab/><text:span text:style-name="T18">escribe “Has ganado un premio” + prom</text:span></text:p>
      <text:p text:style-name="P24"><text:tab/><text:span text:style-name="T25">Si prom &gt;= 6 || prom &lt;= 8.4</text:span></text:p>
      <text:p text:style-name="P24"><text:tab/><text:tab/><text:span text:style-name="T27">escribe “Felicidades, te toca un premio de consolación”</text:span></text:p>
      <text:p text:style-name="P25"><text:tab/><text:span text:style-name="T27">sino<text:tab/></text:span></text:p>
      <text:p text:style-name="P55"><text:tab/><text:tab/>escribe “Te cargo el payaso” + prom</text:p>
      <text:p text:style-name="P24"><text:tab/><text:span text:style-name="T18">fin-si</text:span></text:p>
      <text:p text:style-name="P24">fin</text:p>
      <text:p text:style-name="P18"><text:soft-page-break/>5.- Estoy inscrito a muchas clases porque me gusta aprender: Los lunes y miércoles voy a Historia, los martes a natacion, los jueves a esgrima y los demás días descanso. Dime a que clase voy si te digo un día.</text:p>
      <text:p text:style-name="P26">Inicio</text:p>
      <text:p text:style-name="P26"><text:tab/>leer dia</text:p>
      <text:p text:style-name="P26"><text:tab/>Segun sea dia entonces</text:p>
      <text:p text:style-name="P26"><text:tab/>caso lunes:</text:p>
      <text:p text:style-name="P26"><text:tab/><text:tab/>escribe “Historia”</text:p>
      <text:p text:style-name="P26"><text:tab/>fin caso lunes</text:p>
      <text:p text:style-name="P26"><text:tab/>caso martes:</text:p>
      <text:p text:style-name="P26"><text:tab/><text:tab/>escribe “Natación”</text:p>
      <text:p text:style-name="P26"><text:tab/>fin caso martes</text:p>
      <text:p text:style-name="P26"><text:tab/>caso miércoles:</text:p>
      <text:p text:style-name="P26"><text:tab/><text:tab/>escribe “Historia”</text:p>
      <text:p text:style-name="P26"><text:tab/>fin caso miércoles</text:p>
      <text:p text:style-name="P26"><text:tab/>caso jueves:</text:p>
      <text:p text:style-name="P26"><text:tab/><text:tab/>escribe “<text:span text:style-name="T19">Esgrima</text:span>”</text:p>
      <text:p text:style-name="P26"><text:tab/>fin caso jueves</text:p>
      <text:p text:style-name="P26"><text:tab/>default:</text:p>
      <text:p text:style-name="P26"><text:tab/><text:tab/>escribe “Descansa”</text:p>
      <text:p text:style-name="P26"><text:tab/>fin caso default</text:p>
      <text:p text:style-name="P26">fin</text:p>
      <text:p text:style-name="P26">*********</text:p>
      <text:p text:style-name="P27">inicio</text:p>
      <text:p text:style-name="P27"><text:tab/>leer día</text:p>
      <text:p text:style-name="P27"><text:tab/>si día = “lunes” || día=”miércoles” entonces</text:p>
      <text:p text:style-name="P27"><text:tab/><text:tab/>escribe “Historia”;</text:p>
      <text:p text:style-name="P27"><text:tab/>si día = <text:s/>“martes” entonces</text:p>
      <text:p text:style-name="P27"><text:tab/><text:tab/>escribe “Natación”</text:p>
      <text:p text:style-name="P27"><text:tab/>si día = “jueves” entonces</text:p>
      <text:p text:style-name="P27"><text:tab/><text:tab/>escribe “Esgrima”</text:p>
      <text:p text:style-name="P27"><text:tab/>sino </text:p>
      <text:p text:style-name="P27"><text:tab/><text:tab/>escribe “Descansa”</text:p>
      <text:p text:style-name="P27"><text:tab/>fin-si</text:p>
      <text:p text:style-name="P27">fin</text:p>
      <text:p text:style-name="P18">6.- Estoy jugando un juego de dados, gano si saco el mismo número en dos de los tres dados. Descubre si gané o no.</text:p>
      <text:p text:style-name="P29">inicio</text:p>
      <text:p text:style-name="P29"><text:tab/>leer dado1</text:p>
      <text:p text:style-name="P29"><text:tab/>leer dado2</text:p>
      <text:p text:style-name="P29"><text:tab/>leer dado3</text:p>
      <text:p text:style-name="P29"><text:tab/><text:span text:style-name="T21">si dado1=dado2 || dado2=dado3 || dado1=dado3 entonces</text:span></text:p>
      <text:p text:style-name="P29"><text:tab/><text:tab/><text:span text:style-name="T21">escribe “Ganaste”</text:span></text:p>
      <text:p text:style-name="P29"><text:tab/><text:span text:style-name="T21">sino</text:span></text:p>
      <text:p text:style-name="P29"><text:soft-page-break/><text:tab/><text:tab/><text:span text:style-name="T21">escribe “Perdiste”</text:span></text:p>
      <text:p text:style-name="P29"><text:tab/><text:span text:style-name="T21">fin-si</text:span></text:p>
      <text:p text:style-name="P29">fi<text:span text:style-name="T21">n</text:span></text:p>
      <text:p text:style-name="P29"/>
      <text:list xml:id="list2865109072150339643" text:style-name="L1">
        <text:list-item>
          <text:p text:style-name="P56"><text:bookmark text:name="docs-internal-guid-a3b77994-775e-8641-4ae4-0319d49707a2"/>Paco hizo travesuras en el salón y la maestra lo castigó, para poder salir tiene escribir en el pizarrón todos los números del num1 al num2, ¿puedes ayudarle a Paco a hacer un algoritmo que haga esto por el?</text:p>
        </text:list-item>
      </text:list>
      <text:p text:style-name="P30">Inicio</text:p>
      <text:p text:style-name="P30"><text:tab/>leer numeroIncial</text:p>
      <text:p text:style-name="P30"><text:tab/>leer numeroFinal</text:p>
      <text:p text:style-name="P32"><text:tab/><text:span text:style-name="T22">para numeroIncial hasta numeroFinal&gt;=numeroInicial Aumenta 1</text:span></text:p>
      <text:p text:style-name="P31"><text:tab/><text:tab/><text:span text:style-name="T25">escribe numeroIncial</text:span></text:p>
      <text:p text:style-name="P31"><text:tab/><text:span text:style-name="T25">fin-para</text:span></text:p>
      <text:p text:style-name="P30">fin</text:p>
      <text:p text:style-name="P30">*******</text:p>
      <text:p text:style-name="P62">inicio</text:p>
      <text:p text:style-name="P62"><text:tab/>mientras <text:s/>n<text:span text:style-name="T22">umeroFinal&gt;=numeroInicial </text:span></text:p>
      <text:p text:style-name="P62"><text:tab/><text:tab/>numeroInicial = numeroInicial+1</text:p>
      <text:p text:style-name="P62"><text:tab/><text:tab/>escribe numeroIncial</text:p>
      <text:p text:style-name="P62"><text:tab/>fin-mientras<text:tab/></text:p>
      <text:p text:style-name="P62">fin</text:p>
      <text:p text:style-name="P30">*****</text:p>
      <text:p text:style-name="P62">inicio</text:p>
      <text:p text:style-name="P62"><text:tab/>repite <text:s text:c="2"/>numeroInicial</text:p>
      <text:p text:style-name="P62"><text:tab/><text:tab/>escribe numeroIncial</text:p>
      <text:p text:style-name="P62"><text:tab/>hasta<text:tab/>n<text:span text:style-name="T22">umeroFinal&gt;=numeroInicial </text:span></text:p>
      <text:p text:style-name="P62">fin</text:p>
      <text:p text:style-name="P30"/>
      <text:p text:style-name="P30"/>
      <text:p text:style-name="P30"/>
      <text:p text:style-name="P30"/>
      <text:list xml:id="list211209176633096" text:continue-numbering="true" text:style-name="L1">
        <text:list-item>
          <text:p text:style-name="P56">Fui al nutriologo y me dijo que estaba gordito. Si mi peso es la variable peso<text:span text:style-name="T39">­</text:span> y tengo que llegar al peso ideal.</text:p>
        </text:list-item>
      </text:list>
      <text:p text:style-name="P36">Inicio</text:p>
      <text:p text:style-name="P36"><text:tab/>leer pesoPaciente</text:p>
      <text:p text:style-name="P36"><text:tab/>leer pesoIdeal</text:p>
      <text:p text:style-name="P32"><text:tab/><text:span text:style-name="T26">Si pesoPaciente &gt; pesoIdeal entonces</text:span></text:p>
      <text:p text:style-name="P32"><text:tab/><text:tab/><text:span text:style-name="T26">semanas = pesoPaciente -pesoIdeal</text:span></text:p>
      <text:p text:style-name="P32"><text:tab/><text:tab/><text:span text:style-name="T14">escribe semanas </text:span></text:p>
      <text:p text:style-name="P32"><text:soft-page-break/><text:tab/><text:span text:style-name="T26">Si pesoPaciente &lt; pesoIdeal entonces</text:span></text:p>
      <text:p text:style-name="P32"><text:tab/><text:tab/><text:span text:style-name="T26">semanas = pesoIdeal- pesoPaciente</text:span></text:p>
      <text:p text:style-name="P32"><text:tab/><text:tab/><text:span text:style-name="T14">escribe semanas</text:span></text:p>
      <text:p text:style-name="P32"><text:tab/><text:span text:style-name="T26">sino<text:tab/></text:span></text:p>
      <text:p text:style-name="P32"><text:tab/><text:tab/><text:span text:style-name="T26">escribe “Esta en su peso ideal”</text:span></text:p>
      <text:p text:style-name="P32"><text:tab/><text:span text:style-name="T26">fin-si</text:span></text:p>
      <text:p text:style-name="P32"><text:tab/><text:span text:style-name="T46">escribe semanas + “semanas”</text:span></text:p>
      <text:p text:style-name="P36">fin</text:p>
      <text:p text:style-name="P36">*/*/*/*/*/*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text:span text:style-name="T49">co</text:span>traseña segura</text:p>
      <text:p text:style-name="P39">inicio</text:p>
      <text:p text:style-name="P39"><text:tab/>leer contraseña <text:s text:c="2"/><text:tab/><text:tab/><text:tab/><text:tab/><text:tab/>({osoleeai}) / <text:span text:style-name="T40">1433l0s0 / 0s0l3341</text:span></text:p>
      <text:p text:style-name="P42"><text:tab/>x = longitud de contraseña</text:p>
      <text:p text:style-name="P42"><text:tab/><text:span text:style-name="T43">y = </text:span>longitud de contraseña <text:s text:c="2"/><text:tab/><text:tab/><text:tab/><text:tab/><text:tab/><text:tab/><text:tab/><text:span text:style-name="T35">(</text:span>8) <text:span text:style-name="T40">x = 8</text:span> </text:p>
      <text:p text:style-name="P39"><text:tab/><text:span text:style-name="T29">nuevoArreglo = [ ]<text:tab/><text:tab/><text:tab/><text:tab/><text:tab/><text:tab/><text:tab/><text:tab/>(0)</text:span></text:p>
      <text:p text:style-name="P39"><text:tab/><text:span text:style-name="T22">para <text:s/></text:span>x <text:span text:style-name="T22"><text:s/>hasta <text:s/>x </text:span>&gt; 0<text:span text:style-name="T22"> </text:span>Decrementa<text:span text:style-name="T22"> 1</text:span></text:p>
      <text:p text:style-name="P34"><text:span text:style-name="T28"><text:tab/><text:tab/>elemento = <text:s/>contraseña [</text:span><text:span text:style-name="T11"> </text:span><text:span text:style-name="T12">y </text:span><text:span text:style-name="T11"><text:s/>- x ]</text:span><text:span text:style-name="T28"><text:tab/><text:tab/><text:tab/><text:tab/><text:tab/><text:tab/>[ i ] </text:span></text:p>
      <text:p text:style-name="P34"><text:tab/><text:tab/><text:span text:style-name="T16">Según sea elemento entonces</text:span></text:p>
      <text:p text:style-name="P17"><text:tab/><text:tab/><text:tab/>caso “<text:span text:style-name="T36">a”</text:span>:</text:p>
      <text:p text:style-name="P17"><text:span text:style-name="T29"><text:tab/><text:tab/><text:tab/><text:tab/></text:span><text:span text:style-name="T30">nuevo</text:span><text:span text:style-name="T33">A</text:span><text:span text:style-name="T30">rreglo agrega </text:span><text:span text:style-name="T31">[</text:span><text:span text:style-name="T32">“4”</text:span><text:span text:style-name="T31"> ]</text:span></text:p>
      <text:p text:style-name="P17"><text:tab/><text:tab/><text:tab/><text:span text:style-name="T16">fin caso “a”</text:span></text:p>
      <text:p text:style-name="P17"><text:tab/><text:tab/><text:tab/>caso “<text:span text:style-name="T36">e”</text:span>:</text:p>
      <text:p text:style-name="P17"><text:span text:style-name="T29"><text:tab/><text:tab/><text:tab/><text:tab/></text:span><text:span text:style-name="T30">nuevo</text:span><text:span text:style-name="T33">A</text:span><text:span text:style-name="T30">rreglo <text:s/>agrega </text:span><text:span text:style-name="T31">[“</text:span><text:span text:style-name="T32">3</text:span><text:span text:style-name="T31">” ]</text:span></text:p>
      <text:p text:style-name="P17"><text:tab/><text:tab/><text:tab/><text:span text:style-name="T16">fin caso “e”</text:span></text:p>
      <text:p text:style-name="P17"><text:tab/><text:tab/><text:tab/>caso “<text:span text:style-name="T29">i”</text:span>:</text:p>
      <text:p text:style-name="P17"><text:span text:style-name="T29"><text:tab/><text:tab/><text:tab/><text:tab/></text:span><text:span text:style-name="T30">nuevo</text:span><text:span text:style-name="T33">A</text:span><text:span text:style-name="T30">rreglo <text:s/>agrega </text:span><text:span text:style-name="T31">[“1” ]</text:span></text:p>
      <text:p text:style-name="P17"><text:tab/><text:tab/><text:tab/><text:span text:style-name="T16">fin caso “i”</text:span></text:p>
      <text:p text:style-name="P17"><text:tab/><text:tab/><text:tab/>caso “<text:span text:style-name="T36">o”</text:span>:</text:p>
      <text:p text:style-name="P17"><text:span text:style-name="T29"><text:tab/><text:tab/><text:tab/><text:tab/></text:span><text:span text:style-name="T30">nuevo</text:span><text:span text:style-name="T33">A</text:span><text:span text:style-name="T30">rreglo <text:s/>agrega </text:span><text:span text:style-name="T31">[“</text:span><text:span text:style-name="T32">0”</text:span><text:span text:style-name="T31"> ]</text:span></text:p>
      <text:p text:style-name="P17"><text:tab/><text:tab/><text:tab/><text:span text:style-name="T16">fin caso “o”</text:span></text:p>
      <text:p text:style-name="P17"><text:tab/><text:tab/><text:tab/><text:span text:style-name="T36">default:</text:span></text:p>
      <text:p text:style-name="P17"><text:tab/><text:tab/><text:tab/><text:tab/><text:span text:style-name="T36">nuevAarreglo agrega [elemento]</text:span></text:p>
      <text:p text:style-name="P17"><text:tab/><text:tab/><text:tab/><text:span text:style-name="T36">fin caso default</text:span></text:p>
      <text:p text:style-name="P45"><text:tab/><text:tab/><text:span text:style-name="T16">fin-según sea</text:span></text:p>
      <text:p text:style-name="P34"><text:tab/><text:span text:style-name="T25">fin-para<text:tab/></text:span></text:p>
      <text:p text:style-name="P39">fin</text:p>
      <text:p text:style-name="P52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/*/*<text:span text:style-name="T49">Modificado*/*/</text:span></text:p>
      <text:p text:style-name="P50"><text:span text:style-name="T49">co</text:span>traseña segura</text:p>
      <text:p text:style-name="P64">inicio</text:p>
      <text:p text:style-name="P64"><text:tab/>leer contraseña <text:s text:c="2"/><text:tab/><text:tab/><text:tab/><text:tab/><text:tab/>({osoleeai}) / <text:span text:style-name="T40">1433l0s0 / 0s0l3341</text:span></text:p>
      <text:p text:style-name="P64"><text:tab/><text:span text:style-name="T50">tamañoContraseña</text:span> = longitud de contraseña</text:p>
      <text:p text:style-name="P66"><text:tab/><text:span text:style-name="T22">para <text:s/>contador = 0</text:span> <text:span text:style-name="T22"><text:s/>hasta contador &gt;= <text:s/>tamañoContraseña au</text:span><text:span text:style-name="T23">menta 1</text:span><text:span text:style-name="T47"><text:tab/></text:span><text:span text:style-name="T55">0&gt;8,7&gt;8,8&gt;8,8&gt;=8</text:span><text:span text:style-name="T47"><text:tab/><text:tab/><text:tab/></text:span></text:p>
      <text:p text:style-name="P61"><text:tab/><text:tab/><text:span text:style-name="T16">Según sea contraseña[contador] entonces</text:span></text:p>
      <text:p text:style-name="P75"><text:tab/><text:tab/><text:tab/>caso “<text:span text:style-name="T36">a”</text:span>:</text:p>
      <text:p text:style-name="P75"><text:span text:style-name="T29"><text:tab/><text:tab/><text:tab/><text:tab/></text:span><text:span text:style-name="T34">contraseña[contador]= 4</text:span></text:p>
      <text:p text:style-name="P75"><text:tab/><text:tab/><text:tab/><text:span text:style-name="T16">fin caso “a”</text:span></text:p>
      <text:p text:style-name="P75"><text:tab/><text:tab/><text:tab/>caso “<text:span text:style-name="T36">e”</text:span>:</text:p>
      <text:p text:style-name="P76"><text:span text:style-name="T29"><text:tab/><text:tab/><text:tab/><text:tab/></text:span><text:span text:style-name="T34">contraseña[contador]= 3</text:span></text:p>
      <text:p text:style-name="P75"><text:tab/><text:tab/><text:tab/><text:span text:style-name="T16">fin caso “e”</text:span></text:p>
      <text:p text:style-name="P75"><text:tab/><text:tab/><text:tab/>caso “<text:span text:style-name="T29">i”</text:span>:</text:p>
      <text:p text:style-name="P76"><text:span text:style-name="T29"><text:tab/><text:tab/><text:tab/><text:tab/></text:span><text:span text:style-name="T34">contraseña[contador]= 1</text:span></text:p>
      <text:p text:style-name="P75"><text:tab/><text:tab/><text:tab/><text:span text:style-name="T16">fin caso “i”</text:span></text:p>
      <text:p text:style-name="P75"><text:tab/><text:tab/><text:tab/>caso “<text:span text:style-name="T36">o”</text:span>:</text:p>
      <text:p text:style-name="P76"><text:span text:style-name="T29"><text:tab/><text:tab/><text:tab/><text:tab/></text:span><text:span text:style-name="T34">contraseña[contador]= 0</text:span></text:p>
      <text:p text:style-name="P75"><text:tab/><text:tab/><text:tab/><text:span text:style-name="T16">fin caso “o”</text:span></text:p>
      <text:p text:style-name="P70"><text:tab/><text:tab/><text:span text:style-name="T16">fin-según sea</text:span></text:p>
      <text:p text:style-name="P59"><text:tab/><text:span text:style-name="T25">fin-para<text:tab/></text:span></text:p>
      <text:p text:style-name="P64">fin</text:p>
      <text:p text:style-name="P54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8"><text:span text:style-name="T37"/></text:p>
      <text:p text:style-name="P38"><text:span text:style-name="T37"/></text:p>
      <text:p text:style-name="P38"><text:span text:style-name="T37"/></text:p>
      <text:p text:style-name="P38"><text:soft-page-break/><text:span text:style-name="T37"/></text:p>
      <text:p text:style-name="P38"><text:span text:style-name="T37"/></text:p>
      <text:p text:style-name="P38"><text:span text:style-name="T37">Contraseña segura </text:span><text:span text:style-name="T38">Diego</text:span></text:p>
      <text:p text:style-name="P38">inicio</text:p>
      <text:p text:style-name="P38"><text:tab/>leer contraseña <text:s text:c="2"/><text:tab/><text:tab/><text:tab/><text:tab/><text:tab/>({osoleeai}) / <text:span text:style-name="T40">1433l0s0 / _ s _ l _ _ _ _</text:span></text:p>
      <text:p text:style-name="P38"><text:tab/><text:span text:style-name="T51">tamañoContraseña = l</text:span>ongitud de contraseña </text:p>
      <text:p text:style-name="P67"><text:tab/><text:span text:style-name="T22">para <text:s/>contador = 0</text:span> <text:span text:style-name="T22"><text:s/>hasta <text:s/>contador &gt;= <text:s/>tamañoContraseña Au</text:span>menta<text:span text:style-name="T22"> 1</text:span></text:p>
      <text:p text:style-name="P33"><text:tab/><text:tab/><text:span text:style-name="T16">Según sea contraseña[contador] entonces</text:span></text:p>
      <text:p text:style-name="P16"><text:tab/><text:tab/><text:tab/>caso “<text:span text:style-name="T36">a”</text:span>:</text:p>
      <text:p text:style-name="P77"><text:span text:style-name="T29"><text:tab/><text:tab/><text:tab/><text:tab/></text:span><text:span text:style-name="T34">contraseña[contador]= </text:span><text:span text:style-name="T32">“”</text:span><text:span text:style-name="T31"> </text:span></text:p>
      <text:p text:style-name="P16"><text:tab/><text:tab/><text:tab/><text:span text:style-name="T16">fin caso “i”</text:span></text:p>
      <text:p text:style-name="P16"><text:tab/><text:tab/><text:tab/>caso “<text:span text:style-name="T36">e”</text:span>:</text:p>
      <text:p text:style-name="P77"><text:span text:style-name="T29"><text:tab/><text:tab/><text:tab/><text:tab/></text:span><text:span text:style-name="T34">contraseña[contador]= </text:span><text:span text:style-name="T32">“”</text:span><text:span text:style-name="T31"> </text:span></text:p>
      <text:p text:style-name="P16"><text:tab/><text:tab/><text:tab/><text:span text:style-name="T16">fin caso “e”</text:span></text:p>
      <text:p text:style-name="P16"><text:tab/><text:tab/><text:tab/>caso “<text:span text:style-name="T29">i”</text:span>:</text:p>
      <text:p text:style-name="P77"><text:span text:style-name="T29"><text:tab/><text:tab/><text:tab/><text:tab/></text:span><text:span text:style-name="T34">contraseña[contador]= </text:span><text:span text:style-name="T32">“”</text:span><text:span text:style-name="T31"> </text:span></text:p>
      <text:p text:style-name="P16"><text:tab/><text:tab/><text:tab/><text:span text:style-name="T16">fin caso “i”</text:span></text:p>
      <text:p text:style-name="P16"><text:tab/><text:tab/><text:tab/>caso “<text:span text:style-name="T36">o”</text:span>:</text:p>
      <text:p text:style-name="P77"><text:span text:style-name="T29"><text:tab/><text:tab/><text:tab/><text:tab/></text:span><text:span text:style-name="T34">contraseña[contador]= </text:span><text:span text:style-name="T32">“”</text:span></text:p>
      <text:p text:style-name="P16"><text:tab/><text:tab/><text:tab/><text:span text:style-name="T16">fin caso “o”</text:span></text:p>
      <text:p text:style-name="P44"><text:tab/><text:tab/><text:span text:style-name="T16">fin-según sea</text:span></text:p>
      <text:p text:style-name="P33"><text:tab/><text:span text:style-name="T25">fin-para<text:tab/></text:span></text:p>
      <text:p text:style-name="P38">fin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47">mensaje</text:p>
      <text:p text:style-name="P40">inicio</text:p>
      <text:p text:style-name="P40"><text:tab/>leer <text:span text:style-name="T41">mensaje</text:span></text:p>
      <text:p text:style-name="P40"><text:tab/><text:span text:style-name="T41">mesajeOriginal= mensaje<text:tab/><text:tab/><text:tab/><text:tab/><text:tab/><text:tab/><text:tab/>[ho la mun do] </text:span></text:p>
      <text:p text:style-name="P40"><text:tab/><text:span text:style-name="T41">mensajeModificado = [ ]<text:tab/><text:tab/><text:tab/><text:tab/><text:tab/><text:tab/><text:tab/></text:span></text:p>
      <text:p text:style-name="P40"><text:tab/><text:span text:style-name="T42">x = longitud mensajeOriginal<text:tab/><text:tab/><text:tab/><text:tab/><text:tab/><text:tab/><text:tab/>12</text:span></text:p>
      <text:p text:style-name="P43"><text:tab/><text:span text:style-name="T43">y = </text:span>longitud <text:span text:style-name="T44">mensajeOriginal<text:tab/><text:tab/><text:tab/><text:tab/><text:tab/><text:tab/><text:tab/>12<text:tab/></text:span></text:p>
      <text:p text:style-name="P41"><text:tab/><text:span text:style-name="T22">para <text:s/></text:span>x <text:span text:style-name="T22"><text:s/>hasta <text:s/>x </text:span>&gt; 0<text:span text:style-name="T22"> </text:span>Decrementa<text:span text:style-name="T22"> 1<text:tab/><text:tab/><text:tab/><text:tab/><text:tab/><text:tab/>12&gt;0</text:span></text:p>
      <text:p text:style-name="P35"><text:span text:style-name="T28"><text:tab/><text:tab/>elemento = <text:s/>mensajeOriginal [</text:span><text:span text:style-name="T11"> </text:span><text:span text:style-name="T13">y</text:span><text:span text:style-name="T11"> - x ]</text:span><text:span text:style-name="T28"><text:tab/><text:tab/><text:tab/><text:tab/><text:tab/>12-12=[0..1,2,3..11] </text:span></text:p>
      <text:p text:style-name="P35"><text:tab/><text:tab/><text:span text:style-name="T42">Si elemento = <text:s/>“ ” entonces</text:span></text:p>
      <text:p text:style-name="P35"><text:tab/><text:tab/><text:tab/><text:span text:style-name="T42">mensajeModificado agrega <text:s/>[ “_” ]</text:span></text:p>
      <text:p text:style-name="P35"><text:tab/><text:tab/><text:span text:style-name="T42">sino </text:span></text:p>
      <text:p text:style-name="P35"><text:tab/><text:tab/><text:tab/><text:span text:style-name="T42">mensajeModificado agrega [ elemento ]</text:span></text:p>
      <text:p text:style-name="P40"><text:tab/><text:tab/><text:span text:style-name="T43">fin-si</text:span></text:p>
      <text:p text:style-name="P40"><text:tab/><text:span text:style-name="T43">fin-para</text:span></text:p>
      <text:p text:style-name="P40"><text:tab/><text:span text:style-name="T45">escribe mensajeOrigiinal</text:span></text:p>
      <text:p text:style-name="P40"><text:tab/><text:span text:style-name="T45">escriibe mensajeModificado</text:span></text:p>
      <text:p text:style-name="P71">fin</text:p>
      <text:p text:style-name="P74"/>
      <text:p text:style-name="P51">mensaje <text:span text:style-name="T52">mejorado</text:span></text:p>
      <text:p text:style-name="P68">inicio</text:p>
      <text:p text:style-name="P68"><text:tab/>leer <text:span text:style-name="T41">mensaje<text:tab/><text:tab/><text:tab/><text:tab/><text:tab/><text:tab/><text:tab/><text:tab/><text:tab/><text:tab/>[ho la mun do] </text:span></text:p>
      <text:p text:style-name="P68"><text:tab/><text:span text:style-name="T15">mensajeModificado = [ ]</text:span><text:span text:style-name="T41"><text:tab/><text:tab/><text:tab/><text:tab/><text:tab/><text:tab/><text:tab/></text:span></text:p>
      <text:p text:style-name="P68"><text:tab/><text:span text:style-name="T51">tamañoMensaje = l</text:span>ongitud de <text:span text:style-name="T52">mensaje</text:span> <text:tab/><text:tab/><text:tab/><text:tab/><text:tab/><text:tab/><text:tab/><text:span text:style-name="T54">12</text:span></text:p>
      <text:p text:style-name="P68"><text:tab/><text:span text:style-name="T22">para <text:s/>contador = 0</text:span> <text:span text:style-name="T22"><text:s/>hasta <text:s/>contador &gt;= <text:s/>tamañoMensaje Au</text:span>menta<text:span text:style-name="T22"> 1<text:tab/>0&gt;12, 11&gt;12, 12&gt;12</text:span></text:p>
      <text:p text:style-name="P68"><text:span text:style-name="T48"><text:tab/><text:tab/>Si <text:s/>mensaje[contador]=“” entonces</text:span></text:p>
      <text:p text:style-name="P68"><text:tab/><text:tab/><text:tab/><text:span text:style-name="T53">mensajeModificado = “_”</text:span></text:p>
      <text:p text:style-name="P68"><text:tab/><text:tab/><text:span text:style-name="T54">sino</text:span></text:p>
      <text:p text:style-name="P68"><text:tab/><text:tab/><text:tab/><text:span text:style-name="T54">mensajeModificado=mensaje[contador]</text:span></text:p>
      <text:p text:style-name="P69"><text:tab/><text:tab/><text:span text:style-name="T43">fin-si</text:span></text:p>
      <text:p text:style-name="P69"><text:tab/><text:span text:style-name="T43">fin-para</text:span></text:p>
      <text:p text:style-name="P69"><text:tab/><text:span text:style-name="T45">escribe mensaje</text:span></text:p>
      <text:p text:style-name="P69"><text:tab/><text:span text:style-name="T45">escriibe mensajeModificado</text:span></text:p>
      <text:p text:style-name="P73">fin</text:p>
      <text:p text:style-name="P68"/>
      <text:p text:style-name="P72"/>
      <text:p text:style-name="P68"><text:tab/></text:p>
      <text:p text:style-name="P40"><text:soft-page-break/><text:tab/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9:55:26.940324926</meta:creation-date>
    <dc:date>2018-02-09T20:59:17.425589414</dc:date>
    <meta:editing-duration>PT5H35M8S</meta:editing-duration>
    <meta:editing-cycles>60</meta:editing-cycles>
    <meta:generator>LibreOffice/5.1.6.2$Linux_X86_64 LibreOffice_project/10m0$Build-2</meta:generator>
    <meta:document-statistic meta:table-count="0" meta:image-count="0" meta:object-count="0" meta:page-count="11" meta:paragraph-count="297" meta:word-count="1182" meta:character-count="7826" meta:non-whitespace-character-count="6398"/>
  </office:meta>
</office:document-meta>
</file>